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fo:font-style="italic" style:font-size-asian="10pt" style:font-style-asian="italic" style:font-size-complex="10pt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 style:parent-style-name="Frame_20_contents">
      <style:text-properties fo:font-size="12pt" fo:font-weight="bold" style:font-size-asian="12pt" style:font-weight-asian="bold" style:font-size-complex="12pt"/>
    </style:style>
    <style:style style:name="P5" style:family="paragraph" style:parent-style-name="No_20_Spacing">
      <style:paragraph-properties fo:text-align="center" style:justify-single-word="false"/>
    </style:style>
    <style:style style:name="P6" style:family="paragraph" style:parent-style-name="No_20_Spacing">
      <style:text-properties fo:font-size="10pt" style:font-size-asian="10pt" style:font-size-complex="10pt"/>
    </style:style>
    <style:style style:name="P7" style:family="paragraph" style:parent-style-name="No_20_Spacing">
      <style:paragraph-properties fo:text-align="justify" style:justify-single-word="false"/>
      <style:text-properties fo:font-size="10pt" style:font-size-asian="10pt" style:font-size-complex="10pt"/>
    </style:style>
    <style:style style:name="P8" style:family="paragraph" style:parent-style-name="No_20_Spacing">
      <style:paragraph-properties fo:text-align="justify" style:justify-single-word="false"/>
    </style:style>
    <style:style style:name="T1" style:family="text">
      <style:text-properties fo:color="#ffffff" fo:font-size="20pt" fo:font-weight="bold" style:font-size-asian="20pt" style:font-weight-asian="bold" style:font-size-complex="20pt"/>
    </style:style>
    <style:style style:name="T2" style:family="text">
      <style:text-properties fo:color="#ffffff" fo:font-size="12pt" style:font-size-asian="12pt" style:font-size-complex="12pt"/>
    </style:style>
    <style:style style:name="T3" style:family="text">
      <style:text-properties fo:color="#ffffff"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/>
    </style:style>
    <style:style style:name="T7" style:family="text">
      <style:text-properties fo:font-size="10pt" fo:font-style="italic" style:font-size-asian="10pt" style:font-style-asian="italic" style:font-size-complex="10pt"/>
    </style:style>
    <style:style style:name="T8" style:family="text">
      <style:text-properties fo:font-weight="bold" style:font-weight-asian="bold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fo:background-color="#76923c" style:background-transparency="0%" draw:fill="solid" fo:padding-left="0.1in" fo:padding-right="0.1in" fo:padding-top="0.05in" fo:padding-bottom="0.05in" fo:border="0.06pt solid #76923c">
        <style:background-image/>
      </style:graphic-properties>
    </style:style>
    <style:style style:name="fr2" style:family="graphic" style:parent-style-name="Frame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fo:background-color="#d6e3bc" style:background-transparency="0%" draw:fill="solid" fo:padding-left="0.1in" fo:padding-right="0.1in" fo:padding-top="0.05in" fo:padding-bottom="0.05in" fo:border="0.06pt solid #d6e3bc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text:anchor-type="char" svg:x="-0.2071in" svg:y="-0.6756in" svg:width="6.8528in" svg:height="1.1563in" draw:z-index="0"><draw:text-box><text:p text:style-name="P5"><text:span text:style-name="T1">Grace Albano</text:span></text:p><text:p text:style-name="P5"><text:span text:style-name="T2">Lot No. 8, Montevista Subdivision, Marikina City</text:span></text:p><text:p text:style-name="P5"><text:span text:style-name="T2">Mobile No.: +632 918 - XXX - XXXX</text:span></text:p><text:p text:style-name="P3"><text:span text:style-name="T2">Email: </text:span><text:span text:style-name="T3">gracealbano95@yahoo.com</text:span></text:p></draw:text-box></draw:frame></text:p>
      <text:p text:style-name="Standard"/>
      <text:p text:style-name="Standard"><draw:frame draw:style-name="fr2" text:anchor-type="char" svg:x="-0.2071in" svg:y="0.0437in" svg:width="6.8528in" svg:height="0.3016in" draw:z-index="1"><draw:text-box><text:p text:style-name="Frame_20_contents"><text:span text:style-name="T4">PERSONAL INFORMATION</text:span> </text:p><text:p text:style-name="P4"/><text:p text:style-name="Frame_20_contents"><text:span text:style-name="T4">Gender: Female</text:span></text:p><text:p text:style-name="P4"/><text:p text:style-name="Frame_20_contents"><text:span text:style-name="T4">Date of Birth: February 24, 1994</text:span></text:p><text:p text:style-name="P4"/><text:p text:style-name="Frame_20_contents"><text:span text:style-name="T4">Age: 21</text:span></text:p><text:p text:style-name="P4"/><text:p text:style-name="Frame_20_contents"><text:span text:style-name="T4">Marital Status: Single</text:span></text:p><text:p text:style-name="P4"/><text:p text:style-name="Frame_20_contents"><text:span text:style-name="T4">Occupation: Fresh Graduate</text:span></text:p><text:p text:style-name="P4"/><text:p text:style-name="Frame_20_contents"><text:span text:style-name="T4">Interests: Reading, creative writing, swimming, volleyball, travelling, watching documentary f</text:span></text:p></draw:text-box></draw:frame></text:p>
      <text:p text:style-name="No_20_Spacing"/>
      <text:p text:style-name="No_20_Spacing"><text:span text:style-name="T5">Full Name: Grace S. Albano</text:span></text:p>
      <text:p text:style-name="No_20_Spacing"><text:span text:style-name="T5">Gender: Female</text:span></text:p>
      <text:p text:style-name="No_20_Spacing"><text:span text:style-name="T5">Date of Birth: February 24, 1994</text:span></text:p>
      <text:p text:style-name="No_20_Spacing"><text:span text:style-name="T5">Age: 21</text:span></text:p>
      <text:p text:style-name="No_20_Spacing"><text:span text:style-name="T5">Marital Status: Single</text:span></text:p>
      <text:p text:style-name="No_20_Spacing"><text:span text:style-name="T5">Occupation: Fresh Graduate</text:span></text:p>
      <text:p text:style-name="No_20_Spacing"><text:span text:style-name="T5">Interests: Reading, creative writing, swimming, volleyball, travelling, watching documentary films</text:span></text:p>
      <text:p text:style-name="Standard"><draw:frame draw:style-name="fr2" text:anchor-type="char" svg:x="-0.2071in" svg:y="0.0984in" svg:width="6.8528in" svg:height="0.3016in" draw:z-index="2"><draw:text-box><text:p text:style-name="Frame_20_contents"><text:span text:style-name="T4">CAREER OBJECTIVE</text:span></text:p><text:p text:style-name="Frame_20_contents"><text:span text:style-name="T4">Gender: Female</text:span></text:p><text:p text:style-name="P4"/><text:p text:style-name="Frame_20_contents"><text:span text:style-name="T4">Date of Birth: February 24, 1994</text:span></text:p><text:p text:style-name="P4"/><text:p text:style-name="Frame_20_contents"><text:span text:style-name="T4">Age: 21</text:span></text:p><text:p text:style-name="P4"/><text:p text:style-name="Frame_20_contents"><text:span text:style-name="T4">Marital Status: Single</text:span></text:p><text:p text:style-name="P4"/><text:p text:style-name="Frame_20_contents"><text:span text:style-name="T4">Occupation: Fresh Graduate</text:span></text:p><text:p text:style-name="P4"/><text:p text:style-name="Frame_20_contents"><text:span text:style-name="T4">Interests: Reading, creative writing, swimming, volleyball, travelling, watching documentary f</text:span></text:p></draw:text-box></draw:frame></text:p>
      <text:p text:style-name="P7"/>
      <text:p text:style-name="P8"><text:span text:style-name="T5">I am a fresh college graduate currently looking for a full-time teaching position. I would like to utilize my skills and experience as well as my passion for teaching to train and educate young minds. Moreover, I would like to work with other professionals to improve my skills as an educator which will allow me to further contribute in the field of education.</text:span></text:p>
      <text:p text:style-name="Standard"><draw:frame draw:style-name="fr2" text:anchor-type="char" svg:x="-0.2071in" svg:y="0.1264in" svg:width="6.8528in" svg:height="0.3016in" draw:z-index="3"><draw:text-box><text:p text:style-name="Frame_20_contents"><text:span text:style-name="T4">EDUCATIONAL BACKGROUND</text:span></text:p><text:p text:style-name="Frame_20_contents"><text:span text:style-name="T4">Gender: Female</text:span></text:p><text:p text:style-name="P4"/><text:p text:style-name="Frame_20_contents"><text:span text:style-name="T4">Date of Birth: February 24, 1994</text:span></text:p><text:p text:style-name="P4"/><text:p text:style-name="Frame_20_contents"><text:span text:style-name="T4">Age: 21</text:span></text:p><text:p text:style-name="P4"/><text:p text:style-name="Frame_20_contents"><text:span text:style-name="T4">Marital Status: Single</text:span></text:p><text:p text:style-name="P4"/><text:p text:style-name="Frame_20_contents"><text:span text:style-name="T4">Occupation: Fresh Graduate</text:span></text:p><text:p text:style-name="P4"/><text:p text:style-name="Frame_20_contents"><text:span text:style-name="T4">Interests: Reading, creative writing, swimming, volleyball, travelling, watching documentary f</text:span></text:p></draw:text-box></draw:frame></text:p>
      <text:p text:style-name="No_20_Spacing"/>
      <text:p text:style-name="No_20_Spacing"><text:span text:style-name="T6">Bachelor in Elementary Education - Major in General Education (2015)</text:span></text:p>
      <text:p text:style-name="No_20_Spacing"><text:span text:style-name="T5">Our Lady of Perpetual Succor College (OLPSC)</text:span></text:p>
      <text:p text:style-name="No_20_Spacing"><text:span text:style-name="T5">Concepcion, Marikina City</text:span></text:p>
      <text:p text:style-name="Standard"><draw:frame draw:style-name="fr2" text:anchor-type="char" svg:x="-0.2173in" svg:y="0.1098in" svg:width="6.8634in" svg:height="0.3016in" draw:z-index="4"><draw:text-box><text:p text:style-name="Frame_20_contents"><text:span text:style-name="T4">SUMMARY OF QUALIFICATIONS</text:span></text:p><text:p text:style-name="Frame_20_contents"><text:span text:style-name="T4">Gender: Female</text:span></text:p><text:p text:style-name="P4"/><text:p text:style-name="Frame_20_contents"><text:span text:style-name="T4">Date of Birth: February 24, 1994</text:span></text:p><text:p text:style-name="P4"/><text:p text:style-name="Frame_20_contents"><text:span text:style-name="T4">Age: 21</text:span></text:p><text:p text:style-name="P4"/><text:p text:style-name="Frame_20_contents"><text:span text:style-name="T4">Marital Status: Single</text:span></text:p><text:p text:style-name="P4"/><text:p text:style-name="Frame_20_contents"><text:span text:style-name="T4">Occupation: Fresh Graduate</text:span></text:p><text:p text:style-name="P4"/><text:p text:style-name="Frame_20_contents"><text:span text:style-name="T4">Interests: Reading, creative writing, swimming, volleyball, travelling, watching documentary f</text:span></text:p></draw:text-box></draw:frame></text:p>
      <text:p text:style-name="P6"/>
      <text:p text:style-name="No_20_Spacing"><text:span text:style-name="T5">- Licensure Examination for Teachers (LET) Passer<text:line-break/>- Completed 500 hours of student teacher training<text:line-break/>- Rendered 200 hours as volunteer teacher in the community<text:line-break/>- Trained in Self-Paced Learning Approach<text:line-break/>- With expertise in lesson planning and creating teaching modules</text:span></text:p>
      <text:p text:style-name="Standard"><draw:frame draw:style-name="fr2" text:anchor-type="char" svg:x="-0.2173in" svg:y="0.1138in" svg:width="6.8634in" svg:height="0.3016in" draw:z-index="5"><draw:text-box><text:p text:style-name="Frame_20_contents"><text:span text:style-name="T4">OTHER QUALIFICATIONS:</text:span></text:p><text:p text:style-name="Frame_20_contents"><text:span text:style-name="T4">Gender: Female</text:span></text:p><text:p text:style-name="P4"/><text:p text:style-name="Frame_20_contents"><text:span text:style-name="T4">Date of Birth: February 24, 1994</text:span></text:p><text:p text:style-name="P4"/><text:p text:style-name="Frame_20_contents"><text:span text:style-name="T4">Age: 21</text:span></text:p><text:p text:style-name="P4"/><text:p text:style-name="Frame_20_contents"><text:span text:style-name="T4">Marital Status: Single</text:span></text:p><text:p text:style-name="P4"/><text:p text:style-name="Frame_20_contents"><text:span text:style-name="T4">Occupation: Fresh Graduate</text:span></text:p><text:p text:style-name="P4"/><text:p text:style-name="Frame_20_contents"><text:span text:style-name="T4">Interests: Reading, creative writing, swimming, volleyball, travelling, watching documentary f</text:span></text:p></draw:text-box></draw:frame></text:p>
      <text:p text:style-name="P6"/>
      <text:p text:style-name="No_20_Spacing"><text:span text:style-name="T5">- Excellent written and verbal communication skills.<text:line-break/>- Proficient in Microsoft Office (Word, PowerPoint and Excel)<text:line-break/>- Attended various seminars and trainings for education students</text:span></text:p>
      <text:p text:style-name="P6"><draw:frame draw:style-name="fr2" text:anchor-type="char" svg:x="-0.2071in" svg:y="0.1555in" svg:width="6.8528in" svg:height="0.3016in" draw:z-index="6"><draw:text-box><text:p text:style-name="Frame_20_contents"><text:span text:style-name="T4">WORK EXPERIENCE</text:span></text:p><text:p text:style-name="Frame_20_contents"><text:span text:style-name="T4">Gender: Female</text:span></text:p><text:p text:style-name="P4"/><text:p text:style-name="Frame_20_contents"><text:span text:style-name="T4">Date of Birth: February 24, 1994</text:span></text:p><text:p text:style-name="P4"/><text:p text:style-name="Frame_20_contents"><text:span text:style-name="T4">Age: 21</text:span></text:p><text:p text:style-name="P4"/><text:p text:style-name="Frame_20_contents"><text:span text:style-name="T4">Marital Status: Single</text:span></text:p><text:p text:style-name="P4"/><text:p text:style-name="Frame_20_contents"><text:span text:style-name="T4">Occupation: Fresh Graduate</text:span></text:p><text:p text:style-name="P4"/><text:p text:style-name="Frame_20_contents"><text:span text:style-name="T4">Interests: Reading, creative writing, swimming, volleyball, travelling, watching documentary f</text:span></text:p></draw:text-box></draw:frame></text:p>
      <text:p text:style-name="Standard"/>
      <text:p text:style-name="Standard"><text:span text:style-name="T6">Student Teacher</text:span></text:p>
      <text:p text:style-name="Standard"><text:span text:style-name="T5">November 2014 - February 2015</text:span></text:p>
      <text:p text:style-name="Standard"><text:span text:style-name="T5">Marikina Elementary School</text:span></text:p>
      <text:p text:style-name="Standard"><text:span text:style-name="T5">Florencio Paz, Marikina City</text:span></text:p>
      <text:p text:style-name="P1"/>
      <text:p text:style-name="Standard"><text:soft-page-break/><text:span text:style-name="T7">Served as a student teacher/teaching assistant, organized activities, drafted lesson plans and organized </text:span></text:p>
      <text:p text:style-name="Standard"><text:span text:style-name="T7">alternative learning experiences for Grade 3 and 4 pupils.</text:span></text:p>
      <text:p text:style-name="No_20_Spacing"><text:span text:style-name="T8">Community Volunteer</text:span></text:p>
      <text:p text:style-name="No_20_Spacing"><text:span text:style-name="T5">April 2014 - May 2014</text:span></text:p>
      <text:p text:style-name="No_20_Spacing"><text:span text:style-name="T5">Sulong Kabataan Summer Camp</text:span></text:p>
      <text:p text:style-name="No_20_Spacing"><text:span text:style-name="T5">Marikina City Hall</text:span></text:p>
      <text:p text:style-name="P6"/>
      <text:p text:style-name="No_20_Spacing"><text:span text:style-name="T7"><text:s/>Participated in the advocacy of the local government of Marikina to educate out-of-school youth in the </text:span></text:p>
      <text:p text:style-name="No_20_Spacing"><text:span text:style-name="T7">community. Served as a teacher, facilitator and organizer of various activities.</text:span></text:p>
      <text:p text:style-name="No_20_Spacing"><draw:frame draw:style-name="fr2" text:anchor-type="char" svg:x="-0.0402in" svg:y="0.1555in" svg:width="6.8528in" svg:height="0.3016in" draw:z-index="7"><draw:text-box><text:p text:style-name="Frame_20_contents"><text:span text:style-name="T4">TRAININGS AND SEMINARS ATTENDED</text:span></text:p><text:p text:style-name="P4"/><text:p text:style-name="Frame_20_contents"><text:span text:style-name="T4">Date of Birth: February 24, 1994</text:span></text:p><text:p text:style-name="P4"/><text:p text:style-name="Frame_20_contents"><text:span text:style-name="T4">Age: 21</text:span></text:p><text:p text:style-name="P4"/><text:p text:style-name="Frame_20_contents"><text:span text:style-name="T4">Marital Status: Single</text:span></text:p><text:p text:style-name="P4"/><text:p text:style-name="Frame_20_contents"><text:span text:style-name="T4">Occupation: Fresh Graduate</text:span></text:p><text:p text:style-name="P4"/><text:p text:style-name="Frame_20_contents"><text:span text:style-name="T4">Interests: Reading, creative writing, swimming, volleyball, travelling, watching documentary f</text:span></text:p></draw:text-box></draw:frame></text:p>
      <text:p text:style-name="Standard"/>
      <text:p text:style-name="No_20_Spacing"><text:span text:style-name="T6">Equipping Future Teachers with Competency Skills</text:span></text:p>
      <text:p text:style-name="No_20_Spacing"><text:span text:style-name="T5">February 5, 2015</text:span></text:p>
      <text:p text:style-name="No_20_Spacing"><text:span text:style-name="T5">Our Lady of Perpetual Succor College</text:span></text:p>
      <text:p text:style-name="P6"/>
      <text:p text:style-name="No_20_Spacing"><text:span text:style-name="T6">Annual Asia Pacific Summer Camp of the World Youth Alliance</text:span></text:p>
      <text:p text:style-name="No_20_Spacing"><text:span text:style-name="T5">May 12 - 16, 2014</text:span></text:p>
      <text:p text:style-name="No_20_Spacing"><text:span text:style-name="T5">Kuala Lumpur, Malaysia</text:span></text:p>
      <text:p text:style-name="P6"/>
      <text:p text:style-name="No_20_Spacing"><text:span text:style-name="T6">K-12 Training-Workshop</text:span></text:p>
      <text:p text:style-name="No_20_Spacing"><text:span text:style-name="T5">June 19, 2014</text:span></text:p>
      <text:p text:style-name="No_20_Spacing"><text:span text:style-name="T5">Our Lady of Perpetual Succor College</text:span></text:p>
      <text:p text:style-name="P6"/>
      <text:p text:style-name="No_20_Spacing"><text:span text:style-name="T6">Future Educators Summit</text:span></text:p>
      <text:p text:style-name="No_20_Spacing"><text:span text:style-name="T5">February 23, 2013</text:span></text:p>
      <text:p text:style-name="No_20_Spacing"><text:span text:style-name="T5">Roosevelt College</text:span><draw:frame draw:style-name="fr2" text:anchor-type="char" svg:x="-0.0575in" svg:y="0.3154in" svg:width="6.8528in" svg:height="0.3016in" draw:z-index="8"><draw:text-box><text:p text:style-name="Frame_20_contents"><text:span text:style-name="T4">HONORS AND AWARDS RECEIVED</text:span></text:p><text:p text:style-name="Frame_20_contents"><text:span text:style-name="T4">Date of Birth: February 24, 1994</text:span></text:p><text:p text:style-name="P4"/><text:p text:style-name="Frame_20_contents"><text:span text:style-name="T4">Age: 21</text:span></text:p><text:p text:style-name="P4"/><text:p text:style-name="Frame_20_contents"><text:span text:style-name="T4">Marital Status: Single</text:span></text:p><text:p text:style-name="P4"/><text:p text:style-name="Frame_20_contents"><text:span text:style-name="T4">Occupation: Fresh Graduate</text:span></text:p><text:p text:style-name="P4"/><text:p text:style-name="Frame_20_contents"><text:span text:style-name="T4">Interests: Reading, creative writing, swimming, volleyball, travelling, watching documentary f</text:span></text:p></draw:text-box></draw:frame></text:p>
      <text:p text:style-name="Standard"/>
      <text:p text:style-name="No_20_Spacing"/>
      <text:p text:style-name="No_20_Spacing"><text:span text:style-name="T6">Top 7 in the Licensure Examination for Teachers</text:span></text:p>
      <text:p text:style-name="No_20_Spacing"><text:span text:style-name="T5">National Capital Region</text:span></text:p>
      <text:p text:style-name="No_20_Spacing"><text:span text:style-name="T5">August 14, 2015</text:span></text:p>
      <text:p text:style-name="P6"/>
      <text:p text:style-name="No_20_Spacing"><text:span text:style-name="T6">Cum Laude</text:span></text:p>
      <text:p text:style-name="No_20_Spacing"><text:span text:style-name="T5">Our Lady of Perpetual Succor College</text:span></text:p>
      <text:p text:style-name="No_20_Spacing"><text:span text:style-name="T5">March 27, 2015</text:span></text:p>
      <text:p text:style-name="P6"/>
      <text:p text:style-name="No_20_Spacing"><text:span text:style-name="T6">Researcher of the Year - Silver</text:span></text:p>
      <text:p text:style-name="No_20_Spacing"><text:span text:style-name="T5">Annual School Research Competition</text:span></text:p>
      <text:p text:style-name="No_20_Spacing"><text:span text:style-name="T5">March 27, 2015</text:span></text:p>
      <text:p text:style-name="P6"/>
      <text:p text:style-name="No_20_Spacing"><text:span text:style-name="T6">Outstanding Youth Volunteer</text:span></text:p>
      <text:p text:style-name="No_20_Spacing"><text:span text:style-name="T5">Search for Outstanding Youth Volunteers</text:span></text:p>
      <text:p text:style-name="No_20_Spacing"><text:span text:style-name="T5">May 8, 2014</text:span><draw:frame draw:style-name="fr2" text:anchor-type="char" svg:x="-0.0626in" svg:y="0.298in" svg:width="6.8528in" svg:height="0.3016in" draw:z-index="9"><draw:text-box><text:p text:style-name="Frame_20_contents"><text:span text:style-name="T4">REFERENCES</text:span></text:p></draw:text-box></draw:frame></text:p>
      <text:p text:style-name="No_20_Spacing"/>
      <text:p text:style-name="No_20_Spacing"/>
      <text:p text:style-name="No_20_Spacing"/>
      <text:p text:style-name="No_20_Spacing">Please contact the following:</text:p>
      <text:p text:style-name="No_20_Spacing"/>
      <text:p text:style-name="No_20_Spacing"><text:soft-page-break/>Anita Bautista <text:s text:c="60"/>James Gasmin</text:p>
      <text:p text:style-name="No_20_Spacing">Principal, Marikina Elementary School <text:s text:c="17"/>Instructor, Education Department (OLPSC)</text:p>
      <text:p text:style-name="No_20_Spacing">Phone: +632 929 - XXX – XXXX <text:s text:c="31"/>Phone: +632 915 - XXX - XXX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ngelo.a</dc:creator>
    <meta:editing-cycles>1</meta:editing-cycles>
    <meta:creation-date>2017-06-09T17:40:34.778835169</meta:creation-date>
    <dc:date>2015-03-18T05:45:00</dc:date>
    <meta:editing-duration>PT8S</meta:editing-duration>
    <meta:generator>LibreOffice/4.2.8.2$Linux_X86_64 LibreOffice_project/420m0$Build-2</meta:generator>
    <meta:document-statistic meta:table-count="0" meta:image-count="0" meta:object-count="0" meta:page-count="3" meta:paragraph-count="112" meta:word-count="632" meta:character-count="4465" meta:non-whitespace-character-count="383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Sample Resume Format for Fresh Graduates (Two-Page Format 1  ) - Template" xlink:href=""/>
  </office:meta>
</office:document-meta>
</file>